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a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абораторная работа No 4. Взаимодействие и синхронизация процессов</text:span></text:p>
      <text:p text:style-name="P2"/>
      <text:p text:style-name="P2">Синхронизация процессов с помощью сигналов и обработка сигналов таймера.</text:p>
      <text:p text:style-name="P2">Задача — управление дочерними процессами и упорядочение вывода в stdout от них, используя сигналы SIGUSR1 и SIGUSR2.</text:p>
      <text:p text:style-name="P2"/>
      <text:p text:style-name="P2"/>
      <text:p text:style-name="P1">Действия родительского процесса</text:p>
      <text:p text:style-name="P2"/>
      <text:p text:style-name="P2">По нажатию клавиши «+» pодительский процесс (P) порождает дочерний процесс (C_k) и сообщает об этом.</text:p>
      <text:p text:style-name="P2">По нажатию клавиши «-» P удаляет последний порожденный C_k, сообщает об этом и о количестве оставшихся.</text:p>
      <text:p text:style-name="P2">При вводе символа «k» P удаляет все C_k и сообщает об этом.</text:p>
      <text:p text:style-name="P2">При вводе символа «s» P запрещает всем C_k выводить статистику (см. ниже).</text:p>
      <text:p text:style-name="P2">При вводе символа «g» P разрешает всем C_k выводить статистику.</text:p>
      <text:p text:style-name="P2">При вводе символов «s&lt;num&gt;» P запрещает C_&lt;num&gt; выводить статистику.</text:p>
      <text:p text:style-name="P2">При вводе символов «g&lt;num&gt;» P разрешает C_&lt;num&gt; выводить статистику.</text:p>
      <text:p text:style-name="P2">При вводе символов «p&lt;num&gt;» P запрещает всем C_k вывод и запрашивает</text:p>
      <text:p text:style-name="P2">C_&lt;num&gt; вывести свою статистику. По истечению заданного времени (5 с, например),</text:p>
      <text:p text:style-name="P2">если не введен символ «g», разрешает всем C_k снова выводить статистику.</text:p>
      <text:p text:style-name="P2">По нажатию клавиши «q» P удаляет все C_k, сообщает об этом и завершается.</text:p>
      <text:p text:style-name="P2"/>
      <text:p text:style-name="P2"/>
      <text:p text:style-name="P1">Действия дочернего процесса</text:p>
      <text:p text:style-name="P2"/>
      <text:p text:style-name="P2">Дочерний процесс во внешнем цикле заводит будильник (nanosleep(2)) и входит в вечный цикл, в котором в режиме чередования заполняет структуру, содержащую пару</text:p>
      <text:p text:style-name="P2">переменных типа int, значениями {0, 0} и {1, 1}</text:p>
      <text:p text:style-name="P2">При получении сигнала от будильника проверяет содержимое структуры, собирает статистику и повторяет тело внешнего цикла.</text:p>
      <text:p text:style-name="P2">Через заданное количество повторений внешнего цикла (например, через 101) <text:span text:style-name="T2">д</text:span>очерний процесс, если ему разрешено, выводит свои PPID, PID и 4 числа — количество разных пар, зарегистрированных в момент получения сигнала от будильника.</text:p>
      <text:p text:style-name="P2">Вывод осуществляется посимвольно.</text:p>
      <text:p text:style-name="P2">C_k запрашивает доступ к stdout у P и осуществляет вывод после подтверждения.</text:p>
      <text:p text:style-name="P2">По завершению вывода C_k сообщает P об это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1T23:15:09.052962848</dc:date>
    <meta:editing-duration>PT2M15S</meta:editing-duration>
    <meta:editing-cycles>1</meta:editing-cycles>
    <meta:document-statistic meta:table-count="0" meta:image-count="0" meta:object-count="0" meta:page-count="1" meta:paragraph-count="23" meta:word-count="268" meta:character-count="1849" meta:non-whitespace-character-count="1602"/>
    <meta:generator>LibreOffice/6.4.7.2$Linux_X86_64 LibreOffice_project/40$Build-2</meta:generator>
  </office:meta>
</office:document-meta>
</file>